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4.4862in"/>
    </style:style>
    <style:style style:name="co3" style:family="table-column">
      <style:table-column-properties fo:break-before="auto" style:column-width="0.5799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erm</text:p>
          </table:table-cell>
          <table:table-cell office:value-type="string">
            <text:p>edges</text:p>
          </table:table-cell>
          <table:table-cell office:value-type="string">
            <text:p>papers</text:p>
          </table:table-cell>
          <table:table-cell office:value-type="string">
            <text:p>e/p</text:p>
          </table:table-cell>
        </table:table-row>
        <table:table-row table:style-name="ro1">
          <table:table-cell office:value-type="string">
            <text:p>ECO:0000053</text:p>
          </table:table-cell>
          <table:table-cell office:value-type="string">
            <text:p>computational combinatorial evidence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ECO:0000160</text:p>
          </table:table-cell>
          <table:table-cell office:value-type="string">
            <text:p>protein separation followed by fragment identification evidenc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ECO:0000028</text:p>
          </table:table-cell>
          <table:table-cell office:value-type="string">
            <text:p>motif similarity evidence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.36">
            <text:p>1.36</text:p>
          </table:table-cell>
        </table:table-row>
        <table:table-row table:style-name="ro1">
          <table:table-cell office:value-type="string">
            <text:p>ECO:0000249</text:p>
          </table:table-cell>
          <table:table-cell office:value-type="string">
            <text:p>sequence similarity evidence used in automatic asser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CO:0000112</text:p>
          </table:table-cell>
          <table:table-cell office:value-type="string">
            <text:p>Western blot evidence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.67">
            <text:p>1.67</text:p>
          </table:table-cell>
        </table:table-row>
        <table:table-row table:style-name="ro1">
          <table:table-cell office:value-type="string">
            <text:p>ECO:0000004</text:p>
          </table:table-cell>
          <table:table-cell office:value-type="string">
            <text:p>cell fractionation evidence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.71">
            <text:p>0.71</text:p>
          </table:table-cell>
        </table:table-row>
        <table:table-row table:style-name="ro2">
          <table:table-cell office:value-type="string">
            <text:p>ECO:0000083</text:p>
          </table:table-cell>
          <table:table-cell office:value-type="string">
            <text:p>transmembrane domain prediction evidenc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string">
            <text:p>ECO:0000081</text:p>
          </table:table-cell>
          <table:table-cell office:value-type="string">
            <text:p>targeting sequence prediction evidence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.71">
            <text:p>1.71</text:p>
          </table:table-cell>
        </table:table-row>
        <table:table-row table:style-name="ro1">
          <table:table-cell office:value-type="string">
            <text:p>ECO:0000250</text:p>
          </table:table-cell>
          <table:table-cell office:value-type="string">
            <text:p>sequence similarity evidence used in manual assertion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</table:table-row>
        <table:table-row table:style-name="ro1">
          <table:table-cell office:value-type="string">
            <text:p>ECO:0000315</text:p>
          </table:table-cell>
          <table:table-cell office:value-type="string">
            <text:p>mutant mutant phenotype evidence used in manual assertion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.69">
            <text:p>0.69</text:p>
          </table:table-cell>
        </table:table-row>
        <table:table-row table:style-name="ro2">
          <table:table-cell office:value-type="string">
            <text:p>ECO:0000019</text:p>
          </table:table-cell>
          <table:table-cell office:value-type="string">
            <text:p>RNAi experimental evidence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ECO:0000126</text:p>
          </table:table-cell>
          <table:table-cell office:value-type="string">
            <text:p>GFP fusion protein localization evidence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</table:table-row>
        <table:table-row table:style-name="ro2">
          <table:table-cell office:value-type="string">
            <text:p>ECO:0000104</text:p>
          </table:table-cell>
          <table:table-cell office:value-type="string">
            <text:p>microarray RNA expression level evidence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.67">
            <text:p>3.67</text:p>
          </table:table-cell>
        </table:table-row>
        <table:table-row table:style-name="ro1">
          <table:table-cell office:value-type="string">
            <text:p>ECO:0000245</text:p>
          </table:table-cell>
          <table:table-cell office:value-type="string">
            <text:p>computational combinatorial evidence used in manual assertio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.33">
            <text:p>3.33</text:p>
          </table:table-cell>
        </table:table-row>
        <table:table-row table:style-name="ro1">
          <table:table-cell office:value-type="string">
            <text:p>ECO:0000031</text:p>
          </table:table-cell>
          <table:table-cell office:value-type="string">
            <text:p>protein BLAST evidence used in manual assertio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044</text:p>
          </table:table-cell>
          <table:table-cell office:value-type="string">
            <text:p>sequence similarity evidenc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CO:0000015</text:p>
          </table:table-cell>
          <table:table-cell office:value-type="string">
            <text:p>transposon integratio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ECO:0000128</text:p>
          </table:table-cell>
          <table:table-cell office:value-type="string">
            <text:p>YFP fusion protein localization evidenc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</table:table-row>
        <table:table-row table:style-name="ro2">
          <table:table-cell office:value-type="string">
            <text:p>ECO:0000092</text:p>
          </table:table-cell>
          <table:table-cell office:value-type="string">
            <text:p>epitope-tagged protein immunolocalization evidenc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248</text:p>
          </table:table-cell>
          <table:table-cell office:value-type="string">
            <text:p>sequence alignment evidence used in automatic asser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ECO:0000007</text:p>
          </table:table-cell>
          <table:table-cell office:value-type="string">
            <text:p>immunofluorescence evidenc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010</text:p>
          </table:table-cell>
          <table:table-cell office:value-type="string">
            <text:p>protein expression evidenc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ECO:0000231</text:p>
          </table:table-cell>
          <table:table-cell office:value-type="string">
            <text:p>qRT-PCR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22</text:p>
          </table:table-cell>
          <table:table-cell office:value-type="string">
            <text:p>protein localiza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81</text:p>
          </table:table-cell>
          <table:table-cell office:value-type="string">
            <text:p>in vitro ass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208</text:p>
          </table:table-cell>
          <table:table-cell office:value-type="string">
            <text:p>protein BLAST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08</text:p>
          </table:table-cell>
          <table:table-cell office:value-type="string">
            <text:p>reverse transcription polymerase chain reaction transcrip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CO:0000062</text:p>
          </table:table-cell>
          <table:table-cell office:value-type="string">
            <text:p>genomic microarr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06</text:p>
          </table:table-cell>
          <table:table-cell office:value-type="string">
            <text:p>Northern ass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026</text:p>
          </table:table-cell>
          <table:table-cell office:value-type="string">
            <text:p>nucleic acid hybridiza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-0000068</text:p>
          </table:table-cell>
          <table:table-cell office:value-type="string">
            <text:p>yeast 2-hybrid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176</text:p>
          </table:table-cell>
          <table:table-cell office:value-type="string">
            <text:p>mutant visible phenotype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324</text:p>
          </table:table-cell>
          <table:table-cell office:value-type="string">
            <text:p>imaging assay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079</text:p>
          </table:table-cell>
          <table:table-cell office:value-type="string">
            <text:p>affinity chromatography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022</text:p>
          </table:table-cell>
          <table:table-cell office:value-type="string">
            <text:p>co-purification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CO:0000266</text:p>
          </table:table-cell>
          <table:table-cell office:value-type="string">
            <text:p>sequence orthology evidence used in manual assertion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ECO:0000025</text:p>
          </table:table-cell>
          <table:table-cell office:value-type="string">
            <text:p>hybrid interaction evidenc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ECO:0000124</text:p>
          </table:table-cell>
          <table:table-cell office:value-type="string">
            <text:p>RFP fusion protein localization</text:p>
          </table:table-cell>
          <table:table-cell table:number-columns-repeated="3" office:value-type="float" office:value="1">
            <text:p>1</text:p>
          </table:table-cell>
        </table:table-row>
      </table:table>
      <table:named-expressions/>
      <table:database-ranges>
        <table:database-range table:name="__Anonymous_Sheet_DB__0" table:target-range-address="Sheet1.A2:Sheet1.E39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1T11:20:27</dc:date>
    <dc:creator>Iddo Friedberg</dc:creator>
    <meta:document-statistic meta:table-count="1" meta:cell-count="195" meta:object-count="0"/>
    <meta:generator>LibreOffice/3.5$Linux_X86_64 LibreOffice_project/350m1$Build-3</meta:generator>
  </office:meta>
</office:document-meta>
</file>